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marker-start="Arrow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marker-start="Arrow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c5000b" draw:fill="none" draw:fill-color="#c5000b" draw:textarea-vertical-align="middle"/>
    </style:style>
    <style:style style:name="gr6" style:family="graphic" style:parent-style-name="objectwithoutfill">
      <style:graphic-properties svg:stroke-color="#000000" draw:fill="none" draw:fill-color="#c5000b" draw:textarea-vertical-align="middle"/>
    </style:style>
    <style:style style:name="gr7" style:family="graphic" style:parent-style-name="objectwithoutfill">
      <style:graphic-properties svg:stroke-color="#009900" draw:fill="none" draw:fill-color="#c5000b" draw:textarea-vertical-align="middle"/>
    </style:style>
    <style:style style:name="gr8" style:family="graphic" style:parent-style-name="standard">
      <style:graphic-properties svg:stroke-color="#009900" draw:fill="solid" draw:fill-color="#c5000b" draw:textarea-horizontal-align="justify" draw:textarea-vertical-align="middle" draw:auto-grow-height="false"/>
    </style:style>
    <style:style style:name="gr9" style:family="graphic" style:parent-style-name="standard">
      <style:graphic-properties svg:stroke-color="#009900" draw:fill="solid" draw:fill-color="#004586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000000" draw:fill="none" draw:fill-color="#000000" draw:textarea-vertical-align="middle"/>
    </style:style>
    <style:style style:name="gr11" style:family="graphic" style:parent-style-name="standard">
      <style:graphic-properties svg:stroke-color="#009900" draw:fill="solid" draw:fill-color="#cc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style:font-name="Couri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05cm" svg:height="6.882cm" svg:x="4.265cm" svg:y="2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6.882cm" svg:x="1cm" svg:y="1cm">
          <text:p text:style-name="P1"/>
          <text:p text:style-name="P1">Sequence Reads</text:p>
          <text:p text:style-name="P1"/>
          <text:p text:style-name="P1"><text:span text:style-name="T1">AGAGTTTGATCCTGGCTCTGCAGC...</text:span></text:p>
          <text:p text:style-name="P1"><text:span text:style-name="T1">AACGCTGGCGGCGTGCTTAACACA...</text:span></text:p>
          <text:p text:style-name="P1"><text:span text:style-name="T1">AGGACGAACGCTGGCGGCGTGCCT...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6.882cm" svg:x="1cm" svg:y="20.058cm">
          <text:p text:style-name="P1">Classification: svm-light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6.884cm" svg:x="1cm" svg:y="10.528cm">
          <text:p text:style-name="P1">Clustering: UCLUST / Krake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855cm" svg:y1="7.882cm" svg:x2="10.855cm" svg:y2="10.664cm">
          <text:p/>
        </draw:line>
        <draw:line draw:style-name="gr3" draw:text-style-name="P1" draw:layer="layout" svg:x1="10.795cm" svg:y1="17.411cm" svg:x2="10.795cm" svg:y2="20.058cm">
          <text:p/>
        </draw:line>
        <draw:custom-shape draw:style-name="gr4" draw:text-style-name="P1" draw:layer="layout" svg:width="0.508cm" svg:height="0.381cm" svg:x="3.032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3.286cm" svg:y="1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381cm" svg:x="4.937cm" svg:y="13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4.937cm" svg:y="1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254cm" svg:x="9.763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10.779cm" svg:y="13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254cm" svg:x="9.382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254cm" svg:x="10.525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15.986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381cm" svg:x="17.5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508cm" svg:x="16.24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508cm" svg:x="17.383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15.097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4.388cm" svg:height="4.96cm" draw:transform="rotate (1.79035874669578) translate (2.70411973227091cm 16.7870602266528cm)" svg:viewBox="0 0 4389 4961" svg:d="M2364 45c425-60 817 223 1228 189 696-58 497 662 708 1005 260 422-135 882-127 1327 10 529-424 770-642 1170-220 403-367 1006-947 1017-458 8-898 132-1349 165-386 27-1027 215-1077-494-31-453-43-901-123-1342-83-455-19-931 206-1308 276-462 856-625 1239-995l252-367 412-331 400-81z">
          <text:p/>
        </draw:path>
        <draw:path draw:style-name="gr6" draw:text-style-name="P1" draw:layer="layout" svg:width="4.301cm" svg:height="4.929cm" draw:transform="rotate (1.5707963267949) translate (8.50967893723628cm 16.8260188893763cm)" svg:viewBox="0 0 4302 4930" svg:d="M2976 48c564-231 957 417 1034 868 71 412 225 818 207 1240-18 432 166 867 41 1282-154 512-588 1026-1116 1116-479 82-843 383-1323 290-361-70-819 401-1034-331-143-487-262-836-537-1282-221-358-245-790-248-1240-3-516 402-769 785-1116 404-366 712-587 1116-786l414-82h455 330z">
          <text:p/>
        </draw:path>
        <draw:path draw:style-name="gr7" draw:text-style-name="P1" draw:layer="layout" svg:width="4.825cm" svg:height="4.917cm" draw:transform="rotate (1.24913214565234) translate (13.6638253224346cm 16.0211134018825cm)" svg:viewBox="0 0 4826 4918" svg:d="M3112 248c468-33 891 285 1112 720 200 393 261 823 483 1189 305 501-43 1017-274 1399-234 387-638 642-1007 902-363 255-804 409-1242 457-640 70-284-915-1059-824-480 57-837-434-1046-915-238-549 144-869 66-1372-90-582 384-1069 797-1399 334-267 810-271 1216-405l458 65 471 236z">
          <text:p/>
        </draw:path>
        <draw:custom-shape draw:style-name="gr8" draw:text-style-name="P1" draw:layer="layout" svg:width="0.381cm" svg:height="0.254cm" svg:x="2.524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1cm" svg:height="0.381cm" svg:x="4.429cm" svg:y="22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1cm" svg:height="0.254cm" svg:x="7.477cm" svg:y="22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1cm" svg:height="0.381cm" svg:x="5.445cm" svg:y="21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08cm" svg:height="0.381cm" svg:x="6.08cm" svg:y="23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1cm" svg:height="0.254cm" svg:x="2.524cm" svg:y="23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08cm" svg:height="0.381cm" svg:x="3.286cm" svg:y="24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9.128cm" svg:y="22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81cm" svg:height="0.381cm" svg:x="10.271cm" svg:y="22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254cm" svg:x="14.335cm" svg:y="22.5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" draw:layer="layout" svg:width="0.381cm" svg:height="0.381cm" svg:x="16.113cm" svg:y="22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381cm" svg:x="13.192cm" svg:y="23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54cm" svg:height="0.381cm" svg:x="15.351cm" svg:y="23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35cm" svg:height="0.381cm" svg:x="16.621cm" svg:y="24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254cm" svg:x="17.764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08cm" svg:height="0.381cm" svg:x="18.653cm" svg:y="22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508cm" svg:x="18.907cm" svg:y="24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381cm" svg:x="17.51cm" svg:y="25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381cm" svg:x="14.208cm" svg:y="24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381cm" svg:x="15.605cm" svg:y="25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08cm" svg:height="0.254cm" svg:x="13.319cm" svg:y="25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4.683cm" svg:y1="26.654cm" svg:x2="15.478cm" svg:y2="21.574cm">
          <text:p/>
        </draw:line>
        <draw:custom-shape draw:style-name="gr9" draw:text-style-name="P1" draw:layer="layout" svg:width="0.508cm" svg:height="0.254cm" svg:x="11.541cm" svg:y="24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508cm" svg:x="11.033cm" svg:y="25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254cm" svg:x="9.636cm" svg:y="2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381cm" svg:x="8.874cm" svg:y="25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254cm" svg:x="7.096cm" svg:y="2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381cm" svg:height="0.381cm" svg:x="3.413cm" svg:y="25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08cm" svg:height="0.381cm" svg:x="4.81cm" svg:y="2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03:45:21.805951228</meta:creation-date>
    <dc:date>2015-07-15T03:57:57.225533064</dc:date>
    <meta:editing-duration>P0D</meta:editing-duration>
    <meta:editing-cycles>1</meta:editing-cycles>
    <meta:document-statistic meta:object-count="51"/>
    <meta:generator>LibreOffice/4.2.8.2$Linux_X86_64 LibreOffice_project/420m0$Build-2</meta:generator>
  </office:meta>
</office:document-meta>
</file>